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TimesNewRomanPSMT1" svg:font-family="TimesNewRomanPSMT" style:font-adornments="Жирный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5d86c2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28e42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text-properties officeooo:paragraph-rsid="004dc75e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5d86c2" officeooo:paragraph-rsid="005d86c2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fo:language="ru" fo:country="RU" officeooo:rsid="005d86c2" officeooo:paragraph-rsid="005d86c2" style:font-size-asian="16pt" style:font-size-complex="16pt"/>
    </style:style>
    <style:style style:name="P19" style:family="paragraph" style:parent-style-name="Text_20_body">
      <style:text-properties officeooo:rsid="005dea8d" officeooo:paragraph-rsid="005dea8d"/>
    </style:style>
    <style:style style:name="P20" style:family="paragraph" style:parent-style-name="Standard">
      <style:text-properties style:font-name="TimesNewRomanPSMT" fo:font-size="14pt" officeooo:rsid="005d86c2" officeooo:paragraph-rsid="005d86c2" style:font-size-asian="14pt"/>
    </style:style>
    <style:style style:name="P21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font-weight="bold" officeooo:rsid="004a53ab" officeooo:paragraph-rsid="004a53a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24" style:family="paragraph" style:parent-style-name="Heading_20_2">
      <style:text-properties officeooo:rsid="00530fed" officeooo:paragraph-rsid="00530fed"/>
    </style:style>
    <style:style style:name="P25" style:family="paragraph" style:parent-style-name="Heading_20_3">
      <style:paragraph-properties fo:margin-top="0.247cm" fo:margin-bottom="0.212cm" style:contextual-spacing="false" fo:keep-with-next="always"/>
      <style:text-properties officeooo:paragraph-rsid="005d86c2"/>
    </style:style>
    <style:style style:name="P26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4pt" fo:font-style="italic" officeooo:paragraph-rsid="005d86c2" style:font-name-asian="Tahoma" style:font-size-asian="14pt" style:font-style-asian="italic" style:font-name-complex="Lohit Devanagari1" style:font-size-complex="14.1000003814697pt" style:font-style-complex="italic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9" style:family="paragraph" style:parent-style-name="Text_20_body" style:list-style-name="">
      <style:paragraph-properties fo:margin-top="0.247cm" fo:margin-bottom="0.212cm" style:contextual-spacing="false"/>
      <style:text-properties officeooo:paragraph-rsid="005d86c2"/>
    </style:style>
    <style:style style:name="P30" style:family="paragraph" style:parent-style-name="Text_20_body">
      <style:text-properties style:font-name="PT Astra Serif1" officeooo:rsid="0063f8b9" officeooo:paragraph-rsid="0063f8b9"/>
    </style:style>
    <style:style style:name="P31" style:family="paragraph" style:parent-style-name="Вывод_20_текст_20_в_20_консоли">
      <style:text-properties fo:language="en" fo:country="US" officeooo:rsid="006218eb" officeooo:paragraph-rsid="006218eb"/>
    </style:style>
    <style:style style:name="P32" style:family="paragraph" style:parent-style-name="Мой_20_код" style:list-style-name="Нумерация_20_кода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d86c2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style:font-name="PT Astra Serif2" fo:font-size="14pt" fo:font-style="italic" officeooo:rsid="005d86c2" style:font-name-asian="Tahoma" style:font-size-asian="14pt" style:font-style-asian="italic" style:font-name-complex="Lohit Devanagari1" style:font-size-complex="14.1000003814697pt" style:font-style-complex="italic"/>
    </style:style>
    <style:style style:name="T9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use-window-font-color="true" loext:opacity="0%" style:font-name="PT Astra Serif2" fo:font-size="18.3999996185303pt" fo:language="ru" fo:country="RU" fo:font-weight="bold" officeooo:rsid="005dea8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use-window-font-color="true" loext:opacity="0%" style:font-name="TimesNewRomanPSMT" fo:font-size="14pt" style:font-size-asian="14pt"/>
    </style:style>
    <style:style style:name="T12" style:family="text">
      <style:text-properties style:use-window-font-color="true" loext:opacity="0%" style:font-name="TimesNewRomanPSMT1" fo:font-size="14pt" fo:font-style="italic" style:font-name-asian="Tahoma" style:font-size-asian="14pt" style:font-style-asian="italic" style:font-name-complex="Lohit Devanagari1" style:font-size-complex="14.1000003814697pt" style:font-style-complex="italic"/>
    </style:style>
    <style:style style:name="T13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6" style:family="text">
      <style:text-properties style:font-name="PT Astra Serif2" fo:font-size="16.1499996185303pt" fo:language="en" fo:country="US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7" style:family="text">
      <style:text-properties style:font-name="PT Astra Serif2" fo:font-size="16.1499996185303pt" fo:language="en" fo:country="US" fo:font-style="italic" fo:font-weight="bold" officeooo:rsid="005d86c2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9" style:family="text">
      <style:text-properties officeooo:rsid="005c2ed8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5d86c2"/>
    </style:style>
    <style:style style:name="T22" style:family="text">
      <style:text-properties fo:language="en" fo:country="US" officeooo:rsid="005dea8d"/>
    </style:style>
    <style:style style:name="T23" style:family="text">
      <style:text-properties officeooo:rsid="005d86c2"/>
    </style:style>
    <style:style style:name="T24" style:family="text">
      <style:text-properties style:font-name="TimesNewRomanPSMT" fo:font-size="14pt" style:font-size-asian="14pt"/>
    </style:style>
    <style:style style:name="T25" style:family="text">
      <style:text-properties style:font-name="TimesNewRomanPSMT" fo:font-size="14pt" officeooo:rsid="005d86c2" style:font-size-asian="14pt"/>
    </style:style>
    <style:style style:name="T26" style:family="text">
      <style:text-properties style:font-name="TimesNewRomanPS-ItalicMT" fo:font-size="14pt" fo:font-style="italic" style:font-size-asian="14pt" style:font-style-asian="italic"/>
    </style:style>
    <style:style style:name="T27" style:family="text">
      <style:text-properties style:font-name="TimesNewRomanPS-ItalicMT" fo:font-size="14pt" fo:font-style="italic" officeooo:rsid="005d86c2" style:font-size-asian="14pt" style:font-style-asian="italic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5dea8d"/>
    </style:style>
    <style:style style:name="T30" style:family="text">
      <style:text-properties fo:color="#8be9fd" loext:opacity="100%"/>
    </style:style>
    <style:style style:name="T31" style:family="text">
      <style:text-properties fo:color="#8be9fd" loext:opacity="100%" fo:font-style="italic"/>
    </style:style>
    <style:style style:name="T32" style:family="text">
      <style:text-properties fo:color="#f8f8f2" loext:opacity="100%"/>
    </style:style>
    <style:style style:name="T33" style:family="text">
      <style:text-properties fo:color="#50fa7b" loext:opacity="100%"/>
    </style:style>
    <style:style style:name="T34" style:family="text">
      <style:text-properties fo:color="#ff79c6" loext:opacity="100%"/>
    </style:style>
    <style:style style:name="T35" style:family="text">
      <style:text-properties fo:color="#ffb86c" loext:opacity="100%"/>
    </style:style>
    <style:style style:name="T36" style:family="text">
      <style:text-properties fo:color="#bd93f9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Министерство образования, науки и молодежной политики</text:p>
      <text:p text:style-name="P5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8"/></text:span></text:p>
      <text:p text:style-name="P1"/>
      <text:p text:style-name="P1"/>
      <text:p text:style-name="P13"/>
      <text:p text:style-name="P18">Разработка мобильных приложений</text:p>
      <text:p text:style-name="P14"/>
      <text:p text:style-name="P14"/>
      <text:p text:style-name="P10">ЛАБОРАТОРНАЯ РАБОТА №<text:span text:style-name="T21">3</text:span></text:p>
      <text:p text:style-name="P2">по теме: </text:p>
      <text:p text:style-name="P2">Объектно-ориентированное программирование на Kotlin </text:p>
      <text:h text:style-name="P21" text:outline-level="1" text:is-list-header="true"/>
      <text:p text:style-name="Заголовок_20_2_20_титул"/>
      <text:p text:style-name="Заголовок_20_2_20_титул"/>
      <text:p text:style-name="P6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23">И-31</text:span></text:p>
      <text:p text:style-name="P16">Сафронов Данил</text:p>
      <text:p text:style-name="P7"/>
      <text:p text:style-name="P11"><text:span text:style-name="T5">Проверил</text:span>:</text:p>
      <text:p text:style-name="P9">преподаватель</text:p>
      <text:p text:style-name="P8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5"><text:span text:style-name="Emphasis"/></text:p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2" text:outline-level="2"><text:span text:style-name="T14">1 </text:span><text:span text:style-name="T13">Постановка задачи</text:span></text:h>
      <text:p text:style-name="P27" loext:marker-style-name="T24"><text:span text:style-name="T11">Д</text:span><text:span text:style-name="T24">ля класса, созданного в предыдущем задании (по вариантам табл. 11.2)</text:span></text:p>
      <text:p text:style-name="P27" loext:marker-style-name="T24"><text:span text:style-name="T24">создать класс-потомок с полями, указанными в индивидуальном задании (табл.</text:span></text:p>
      <text:p text:style-name="P27" loext:marker-style-name="T24"><text:span text:style-name="T24">11.5, столб 2).</text:span></text:p>
      <text:p text:style-name="P27" loext:marker-style-name="T24"><text:span text:style-name="T24">Реализовать в классе-потомке методы:</text:span></text:p>
      <text:p text:style-name="P27" loext:marker-style-name="T24"><text:span text:style-name="T24">- конструктор;</text:span></text:p>
      <text:p text:style-name="P27" loext:marker-style-name="T24"><text:span text:style-name="T24">- функцию обработки данных, указанную в индивидуальном задании (табл.</text:span></text:p>
      <text:p text:style-name="P27" loext:marker-style-name="T24"><text:span text:style-name="T24">11.5, столб 3);</text:span></text:p>
      <text:p text:style-name="P27" loext:marker-style-name="T24"><text:span text:style-name="T24">- функцию формирования строки информации об объекте.</text:span></text:p>
      <text:p text:style-name="P27" loext:marker-style-name="T24"><text:span text:style-name="T24">Создать проект для демонстрации работы: ввод и вывод информации об</text:span></text:p>
      <text:p text:style-name="P20">объектах: классе-родителе и классе-потомке.</text:p>
      <text:h text:style-name="P25" text:outline-level="3"><text:span text:style-name="T15">Вариант</text:span><text:span text:style-name="T16"> </text:span><text:span text:style-name="T17">17</text:span><text:span text:style-name="T16"> </text:span></text:h>
      <text:h text:style-name="P26" text:outline-level="3"><text:span text:style-name="T23">Класс-родитель: </text:span>Вектор на плоскости: координаты вектора на плоскости (x1, y1, x2, y2)</text:h>
      <text:h text:style-name="P29" text:outline-level="3"><text:span text:style-name="T8">Класс-наследник: </text:span><text:span text:style-name="T12">В</text:span><text:span text:style-name="T24">ектор и точка на плоскости: </text:span><text:span text:style-name="T26">координаты вектора (x1, y1, x2, y2)</text:span><text:span text:style-name="T24">; координат</text:span><text:span text:style-name="T25">ы точки–</text:span><text:span text:style-name="T27">x</text:span><text:span text:style-name="T25">3, </text:span><text:span text:style-name="T27">y</text:span><text:span text:style-name="T25">3</text:span></text:h>
      <text:p text:style-name="P27" loext:marker-style-name="T24"><text:span text:style-name="T25">Ф</text:span><text:span text:style-name="T24">ункция-метод обработки данных объекта класса-потомка: Определить площадь треугольника, образованного вектором и точкой.</text:span></text:p>
      <text:h text:style-name="P23" text:outline-level="2"><text:span text:style-name="T9">2 </text:span><text:span text:style-name="T10">Алгоритм программы</text:span></text:h>
      <text:p text:style-name="P19">Сначала создается родительский класс <text:span text:style-name="T20">Vector, </text:span><text:span text:style-name="T28">в котором задаются координаты двух точек: начала и конца вектора. Далее создается наследник этого класса — </text:span><text:span text:style-name="T20">Triangle, </text:span><text:span text:style-name="T28">в нем создаются еще две координаты третьей точки, так, чтобы из этих точек получился треугольник. Далее в методе </text:span><text:span text:style-name="T20">Square </text:span><text:span text:style-name="T28">класса </text:span><text:span text:style-name="T20">Triangle </text:span><text:span text:style-name="T28">производятся расчеты площади получившегося треугольника.</text:span></text:p>
      <text:h text:style-name="Heading_20_2" text:outline-level="2"><text:span text:style-name="T19"><text:s/></text:span><text:span text:style-name="T22">3 </text:span><text:span text:style-name="T29">Программный код</text:span></text:h>
      <text:list text:style-name="Нумерация_20_кода">
        <text:list-item>
          <text:p text:style-name="P32"><text:span text:style-name="T31">fun</text:span><text:span text:style-name="T32"> </text:span><text:span text:style-name="T33">main</text:span><text:span text:style-name="T32">() {</text:span></text:p>
        </text:list-item>
        <text:list-item>
          <text:p text:style-name="P32"><text:span text:style-name="T32"><text:s text:c="8"/></text:span><text:span text:style-name="T31">val</text:span><text:span text:style-name="T32"> </text:span><text:span text:style-name="T31">triangle</text:span><text:span text:style-name="T32"> </text:span><text:span text:style-name="T34">=</text:span><text:span text:style-name="T32"> Triangle(</text:span><text:span text:style-name="T35">4.0</text:span><text:span text:style-name="T32">, </text:span><text:span text:style-name="T35">1.0</text:span><text:span text:style-name="T32">, </text:span><text:span text:style-name="T35">2.0</text:span><text:span text:style-name="T32">, </text:span><text:span text:style-name="T35">4.0</text:span><text:span text:style-name="T32">, </text:span><text:span text:style-name="T35">3.0</text:span><text:span text:style-name="T32">, </text:span><text:span text:style-name="T35">1.0</text:span><text:span text:style-name="T32">);</text:span></text:p>
        </text:list-item>
        <text:list-item>
          <text:p text:style-name="P32"><text:span text:style-name="T32"><text:s text:c="8"/>triangle.</text:span><text:span text:style-name="T33">Square</text:span><text:span text:style-name="T32">();</text:span></text:p>
        </text:list-item>
        <text:list-item>
          <text:p text:style-name="P32"><text:span text:style-name="T32"><text:s text:c="4"/>}</text:span></text:p>
        </text:list-item>
        <text:list-item>
          <text:p text:style-name="P33"/>
        </text:list-item>
        <text:list-item>
          <text:p text:style-name="P32"><text:span text:style-name="T31">open</text:span><text:span text:style-name="T32"> </text:span><text:span text:style-name="T31">class</text:span><text:span text:style-name="T32"> </text:span><text:span text:style-name="T33">Vector</text:span><text:span text:style-name="T32"> {</text:span></text:p>
        </text:list-item>
        <text:list-item>
          <text:p text:style-name="P32"><text:span text:style-name="T32"><text:s text:c="8"/></text:span><text:span text:style-name="T31">var</text:span><text:span text:style-name="T32"> </text:span><text:span text:style-name="T31">x1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1.0</text:span></text:p>
        </text:list-item>
        <text:list-item>
          <text:p text:style-name="P32"><text:soft-page-break/><text:span text:style-name="T32"><text:s text:c="8"/></text:span><text:span text:style-name="T34">get</text:span><text:span text:style-name="T32">() </text:span><text:span text:style-name="T34">=</text:span><text:span text:style-name="T32"> field;</text:span></text:p>
        </text:list-item>
        <text:list-item>
          <text:p text:style-name="P32"><text:span text:style-name="T32"><text:s text:c="8"/></text:span><text:span text:style-name="T34">set</text:span><text:span text:style-name="T32">(value) {</text:span></text:p>
        </text:list-item>
        <text:list-item>
          <text:p text:style-name="P32"><text:span text:style-name="T32"><text:s text:c="12"/>field </text:span><text:span text:style-name="T34">=</text:span><text:span text:style-name="T32"> value;</text:span></text:p>
        </text:list-item>
        <text:list-item>
          <text:p text:style-name="P32"><text:span text:style-name="T32"><text:s text:c="8"/>}</text:span></text:p>
        </text:list-item>
        <text:list-item>
          <text:p text:style-name="P32"><text:span text:style-name="T32"><text:s text:c="8"/></text:span><text:span text:style-name="T31">var</text:span><text:span text:style-name="T32"> </text:span><text:span text:style-name="T31">y1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1.0</text:span></text:p>
        </text:list-item>
        <text:list-item>
          <text:p text:style-name="P32"><text:span text:style-name="T32"><text:s text:c="8"/></text:span><text:span text:style-name="T34">get</text:span><text:span text:style-name="T32">() </text:span><text:span text:style-name="T34">=</text:span><text:span text:style-name="T32"> field;</text:span></text:p>
        </text:list-item>
        <text:list-item>
          <text:p text:style-name="P32"><text:span text:style-name="T32"><text:s text:c="8"/></text:span><text:span text:style-name="T34">set</text:span><text:span text:style-name="T32">(value) {</text:span></text:p>
        </text:list-item>
        <text:list-item>
          <text:p text:style-name="P32"><text:span text:style-name="T32"><text:s text:c="12"/>field </text:span><text:span text:style-name="T34">=</text:span><text:span text:style-name="T32"> value;</text:span></text:p>
        </text:list-item>
        <text:list-item>
          <text:p text:style-name="P32"><text:span text:style-name="T32"><text:s text:c="8"/>}</text:span></text:p>
        </text:list-item>
        <text:list-item>
          <text:p text:style-name="P32"><text:span text:style-name="T32"><text:s text:c="8"/></text:span><text:span text:style-name="T31">var</text:span><text:span text:style-name="T32"> </text:span><text:span text:style-name="T31">x2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2.0</text:span></text:p>
        </text:list-item>
        <text:list-item>
          <text:p text:style-name="P32"><text:span text:style-name="T32"><text:s text:c="8"/></text:span><text:span text:style-name="T34">get</text:span><text:span text:style-name="T32">() </text:span><text:span text:style-name="T34">=</text:span><text:span text:style-name="T32"> field;</text:span></text:p>
        </text:list-item>
        <text:list-item>
          <text:p text:style-name="P32"><text:span text:style-name="T32"><text:s text:c="8"/></text:span><text:span text:style-name="T34">set</text:span><text:span text:style-name="T32">(value) {</text:span></text:p>
        </text:list-item>
        <text:list-item>
          <text:p text:style-name="P32"><text:span text:style-name="T32"><text:s text:c="12"/>field </text:span><text:span text:style-name="T34">=</text:span><text:span text:style-name="T32"> value;</text:span></text:p>
        </text:list-item>
        <text:list-item>
          <text:p text:style-name="P32"><text:span text:style-name="T32"><text:s text:c="8"/>}</text:span></text:p>
        </text:list-item>
        <text:list-item>
          <text:p text:style-name="P32"><text:span text:style-name="T32"><text:s text:c="8"/></text:span><text:span text:style-name="T31">var</text:span><text:span text:style-name="T32"> </text:span><text:span text:style-name="T31">y2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2.0</text:span></text:p>
        </text:list-item>
        <text:list-item>
          <text:p text:style-name="P32"><text:span text:style-name="T32"><text:s text:c="8"/></text:span><text:span text:style-name="T34">get</text:span><text:span text:style-name="T32">() </text:span><text:span text:style-name="T34">=</text:span><text:span text:style-name="T32"> field;</text:span></text:p>
        </text:list-item>
        <text:list-item>
          <text:p text:style-name="P32"><text:span text:style-name="T32"><text:s text:c="8"/></text:span><text:span text:style-name="T34">set</text:span><text:span text:style-name="T32">(value) {</text:span></text:p>
        </text:list-item>
        <text:list-item>
          <text:p text:style-name="P32"><text:span text:style-name="T32"><text:s text:c="12"/>field </text:span><text:span text:style-name="T34">=</text:span><text:span text:style-name="T32"> value;</text:span></text:p>
        </text:list-item>
        <text:list-item>
          <text:p text:style-name="P32"><text:span text:style-name="T32"><text:s text:c="8"/>}</text:span></text:p>
        </text:list-item>
        <text:list-item>
          <text:p text:style-name="P32"><text:span text:style-name="T32"><text:s text:c="4"/></text:span><text:span text:style-name="T34">constructor</text:span><text:span text:style-name="T32">(_x1: </text:span><text:span text:style-name="T30">Double</text:span><text:span text:style-name="T32">, _y1: </text:span><text:span text:style-name="T30">Double</text:span><text:span text:style-name="T32">, _x2: </text:span><text:span text:style-name="T30">Double</text:span><text:span text:style-name="T32">, _y2: </text:span><text:span text:style-name="T30">Double</text:span><text:span text:style-name="T32">) {</text:span></text:p>
        </text:list-item>
        <text:list-item>
          <text:p text:style-name="P32"><text:span text:style-name="T32"><text:s text:c="8"/>x1 </text:span><text:span text:style-name="T34">=</text:span><text:span text:style-name="T32"> _x1;</text:span></text:p>
        </text:list-item>
        <text:list-item>
          <text:p text:style-name="P32"><text:span text:style-name="T32"><text:s text:c="8"/>y1 </text:span><text:span text:style-name="T34">=</text:span><text:span text:style-name="T32"> _y1;</text:span></text:p>
        </text:list-item>
        <text:list-item>
          <text:p text:style-name="P32"><text:span text:style-name="T32"><text:s text:c="8"/>x2 </text:span><text:span text:style-name="T34">=</text:span><text:span text:style-name="T32"> _x2;</text:span></text:p>
        </text:list-item>
        <text:list-item>
          <text:p text:style-name="P32"><text:span text:style-name="T32"><text:s text:c="8"/>y2 </text:span><text:span text:style-name="T34">=</text:span><text:span text:style-name="T32"> _y2;</text:span></text:p>
        </text:list-item>
        <text:list-item>
          <text:p text:style-name="P32"><text:span text:style-name="T32"><text:s text:c="4"/>}</text:span></text:p>
        </text:list-item>
        <text:list-item>
          <text:p text:style-name="P33">}</text:p>
        </text:list-item>
        <text:list-item>
          <text:p text:style-name="P32"><text:span text:style-name="T31">class</text:span><text:span text:style-name="T32"> </text:span><text:span text:style-name="T33">Triangle</text:span><text:span text:style-name="T32">(x1: </text:span><text:span text:style-name="T30">Double</text:span><text:span text:style-name="T32">, y1: </text:span><text:span text:style-name="T30">Double</text:span><text:span text:style-name="T32">, x2: </text:span><text:span text:style-name="T30">Double</text:span><text:span text:style-name="T32">, y2: </text:span><text:span text:style-name="T30">Double</text:span><text:span text:style-name="T32">,</text:span></text:p>
        </text:list-item>
        <text:list-item>
          <text:p text:style-name="P32"><text:span text:style-name="T32"><text:s/>x3: </text:span><text:span text:style-name="T30">Double</text:span><text:span text:style-name="T32">, y3: </text:span><text:span text:style-name="T30">Double</text:span><text:span text:style-name="T32">) : Vector(x1, y1, x2, y2) {</text:span></text:p>
        </text:list-item>
        <text:list-item>
          <text:p text:style-name="P32"><text:span text:style-name="T32"><text:s text:c="4"/></text:span><text:span text:style-name="T31">var</text:span><text:span text:style-name="T32"> </text:span><text:span text:style-name="T31">x3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1.0</text:span></text:p>
        </text:list-item>
        <text:list-item>
          <text:p text:style-name="P32"><text:span text:style-name="T32"><text:s text:c="8"/></text:span><text:span text:style-name="T34">get</text:span><text:span text:style-name="T32">() </text:span><text:span text:style-name="T34">=</text:span><text:span text:style-name="T32"> field;</text:span></text:p>
        </text:list-item>
        <text:list-item>
          <text:p text:style-name="P32"><text:span text:style-name="T32"><text:s text:c="8"/></text:span><text:span text:style-name="T34">set</text:span><text:span text:style-name="T32"> (value) {</text:span></text:p>
        </text:list-item>
        <text:list-item>
          <text:p text:style-name="P32"><text:span text:style-name="T32"><text:s text:c="12"/>field </text:span><text:span text:style-name="T34">=</text:span><text:span text:style-name="T32"> value;</text:span></text:p>
        </text:list-item>
        <text:list-item>
          <text:p text:style-name="P32"><text:span text:style-name="T32"><text:s text:c="8"/>}</text:span></text:p>
        </text:list-item>
        <text:list-item>
          <text:p text:style-name="P32"><text:span text:style-name="T32"><text:s text:c="4"/></text:span><text:span text:style-name="T31">var</text:span><text:span text:style-name="T32"> </text:span><text:span text:style-name="T31">y3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1.0</text:span></text:p>
        </text:list-item>
        <text:list-item>
          <text:p text:style-name="P32"><text:span text:style-name="T32"><text:s text:c="8"/></text:span><text:span text:style-name="T34">get</text:span><text:span text:style-name="T32">() </text:span><text:span text:style-name="T34">=</text:span><text:span text:style-name="T32"> field;</text:span></text:p>
        </text:list-item>
        <text:list-item>
          <text:p text:style-name="P32"><text:span text:style-name="T32"><text:s text:c="8"/></text:span><text:span text:style-name="T34">set</text:span><text:span text:style-name="T32">(value) {</text:span></text:p>
        </text:list-item>
        <text:list-item>
          <text:p text:style-name="P32"><text:span text:style-name="T32"><text:s text:c="12"/>field </text:span><text:span text:style-name="T34">=</text:span><text:span text:style-name="T32"> value;</text:span></text:p>
        </text:list-item>
        <text:list-item>
          <text:p text:style-name="P32"><text:soft-page-break/><text:span text:style-name="T32"><text:s text:c="8"/>}</text:span></text:p>
        </text:list-item>
        <text:list-item>
          <text:p text:style-name="P32"><text:span text:style-name="T32"><text:s text:c="4"/></text:span><text:span text:style-name="T31">fun</text:span><text:span text:style-name="T32"> </text:span><text:span text:style-name="T33">Square</text:span><text:span text:style-name="T32">() {</text:span></text:p>
        </text:list-item>
        <text:list-item>
          <text:p text:style-name="P32"><text:span text:style-name="T32"><text:s text:c="8"/></text:span><text:span text:style-name="T31">val</text:span><text:span text:style-name="T32"> </text:span><text:span text:style-name="T31">S</text:span><text:span text:style-name="T32">: </text:span><text:span text:style-name="T30">Double</text:span><text:span text:style-name="T32"> </text:span><text:span text:style-name="T34">=</text:span><text:span text:style-name="T32"> </text:span><text:span text:style-name="T35">0.5</text:span><text:span text:style-name="T32"> </text:span><text:span text:style-name="T34">*</text:span><text:span text:style-name="T32"> (((x1 </text:span><text:span text:style-name="T34">-</text:span><text:span text:style-name="T32"> x3) </text:span><text:span text:style-name="T34">*</text:span><text:span text:style-name="T32"> (y2 </text:span><text:span text:style-name="T34">-</text:span><text:span text:style-name="T32"> y3)) </text:span><text:span text:style-name="T34">-</text:span><text:span text:style-name="T32"> ((x2 </text:span><text:span text:style-name="T34">-</text:span><text:span text:style-name="T32"> x3) </text:span><text:span text:style-name="T34">*</text:span><text:span text:style-name="T32"> (x1 </text:span><text:span text:style-name="T34">–</text:span><text:span text:style-name="T32"> x3)));</text:span></text:p>
        </text:list-item>
        <text:list-item>
          <text:p text:style-name="P32"><text:span text:style-name="T32">print(</text:span><text:span text:style-name="T36">"Square of rectangle is $</text:span><text:span text:style-name="T32">S</text:span><text:span text:style-name="T36">"</text:span><text:span text:style-name="T32">);</text:span></text:p>
        </text:list-item>
        <text:list-item>
          <text:p text:style-name="P32"><text:span text:style-name="T32"><text:s text:c="4"/>} </text:span></text:p>
        </text:list-item>
        <text:list-item>
          <text:p text:style-name="P32"><text:span text:style-name="T32">}</text:span> </text:p>
        </text:list-item>
      </text:list>
      <text:p text:style-name="P12"><text:span text:style-name="Вывод">Вывод</text:span></text:p>
      <text:p text:style-name="P31">Square of rectangle is 3.0</text:p>
      <text:h text:style-name="P24" text:outline-level="2"><text:span text:style-name="T22">4 </text:span><text:span text:style-name="T19">В</text:span>ывод по работе</text:h>
      <text:p text:style-name="P30">В результате выполненной работы я познакомился с одним из важнейших принципов объектно-ориентированного программирования — наследованием в языке программирования <text:span text:style-name="T20">Kotlin. </text:span><text:span text:style-name="T28">Я испытал некоторые трудности с пониманием синтаксиса этой концепции в данном языке, ведь он отличается от такового в языке </text:span><text:span text:style-name="T20">C#, </text:span><text:span text:style-name="T28">с которым я уже знаком. Я написал программу вычисления площади треугольника через координаты его вершин, создав класс «вектор» и дочерний класс «точка», образующие в результате треугольник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TimesNewRomanPSMT1" svg:font-family="TimesNewRomanPSMT" style:font-adornments="Жирный" style:font-family-generic="roman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normal" style:font-size-asian="101%" style:font-style-asian="italic" style:font-weight-asian="normal" style:font-size-complex="101%" style:font-style-complex="italic" style:font-weight-complex="normal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1:25:04.359000000</meta:creation-date>
    <meta:editing-duration>PT23M47S</meta:editing-duration>
    <meta:editing-cycles>8</meta:editing-cycles>
    <meta:generator>LibreOffice/24.2.1.2$Windows_X86_64 LibreOffice_project/db4def46b0453cc22e2d0305797cf981b68ef5ac</meta:generator>
    <dc:title>Реферат ГОСТ</dc:title>
    <dc:date>2024-09-10T17:04:46.154000000</dc:date>
    <meta:document-statistic meta:table-count="0" meta:image-count="0" meta:object-count="0" meta:page-count="4" meta:paragraph-count="86" meta:word-count="502" meta:character-count="3406" meta:non-whitespace-character-count="2696"/>
  </office:meta>
</office:document-meta>
</file>